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_3c_Pagedetitre_5f_adbib_3e_">
      <style:text-properties fo:font-size="13pt" fo:font-style="normal" style:font-size-asian="13pt" style:font-style-asian="normal" style:font-size-complex="13pt" style:font-style-complex="normal"/>
    </style:style>
    <text:list-style style:name="L1">
      <text:list-level-style-number text:level="1" text:style-name="Numbering_20_Symbols" style:num-suffix="." style:num-format="1" text:start-value="3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004. ANONYME, Bonne responce a tous propos, livre fort plaisant et delectable auquel est contenu un grand nombre de Proverbes, &amp; sentences ioyeuses, de plusieurs matieres, desquelles par honnesteté on peut user en toute compagnie. Traduit d’Italien en nostre vulgaire François XID-052 </text:p>
      <text:p text:style-name="Standard"/>
      <text:p text:style-name="Standard">008. ANONYME, Les ioyeuses narrations advenues de nostre temps, contenant choses diverses, pour la recreation de ceux qui desirent savoir choses honnestes <text:s/>XI-D-065 </text:p>
      <text:p text:style-name="Standard"/>
      <text:p text:style-name="Standard">32.ANONYME, L’Enfant sans soucy, divertissant son pere Roger Bontemps et sa mère Boute-toutcuire V-C-050 </text:p>
      <text:p text:style-name="Standard"/>
      <text:p text:style-name="Standard">34. ANONYME, Le Tombeau de la melancholie. Ou le vray moyen de vivre ioyeux. Seconde Edition, reveuë, corrigée &amp; augmentée. Par le sieur D.U.G. V-C-025</text:p>
      <text:p text:style-name="Standard"/>
      <text:p text:style-name="Standard">35. ANONYME, Les delices ou discours joyeux et recretatifs. Avec les plus belles rencontres &amp; propos sérieux, tenus par tous les bons Cabarets de France. Par Verboquet le généreux, très utilie [...] V-C-066</text:p>
      <text:p text:style-name="Standard"/>
      <text:p text:style-name="Standard">36. ANONYME, Roger Bontemps en belle humeur, donnant aux tristes et aux affligés le moyen de chasser leurs ennuis, et aux joyeux le secret de vivre toujours contens V-C-051</text:p>
      <text:p text:style-name="Standard"/>
      <text:p text:style-name="Standard">47. MENOU, René de, Les Heures perdues d'un cavalier francois, reveus, corrigées, et augmentées par l'auteur, dans lequel les esprits melancoliques trouveront des remedes propres pour dissiper cette fascheuse humeur <text:s/>III-C-055</text:p>
      <text:p text:style-name="Standard"/>
      <text:list xml:id="list4663606416270330345" text:style-name="L2">
        <text:list-header>
          <text:p text:style-name="P1">un autre texte qui n'est pas dans la liste des 50 :</text:p>
          <text:p text:style-name="P1">Les subtiles et facetieuses rencontres de I.B. Disciple du genereux Verboquet, par luy practiquées pendant son voyage, tant par mer, que par terre. Le tout au contentement des plus Mélancoliques</text:p>
        </text:list-header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_3c_Pagedetitre_5f_adbib_3e_" style:display-name="&lt;Pagedetitre_adbib&gt;" style:family="paragraph" style:parent-style-name="Text_20_body">
      <style:paragraph-properties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anne Bineau</meta:initial-creator>
    <meta:creation-date>2019-05-24T11:03:18.84</meta:creation-date>
    <dc:date>2019-05-24T12:30:38.74</dc:date>
    <dc:creator>Jeanne Bineau</dc:creator>
    <meta:editing-duration>PT1H1M56S</meta:editing-duration>
    <meta:editing-cycles>3</meta:editing-cycles>
    <meta:generator>OpenOffice/4.1.6$Win32 OpenOffice.org_project/416m1$Build-9790</meta:generator>
    <meta:document-statistic meta:table-count="0" meta:image-count="0" meta:object-count="0" meta:page-count="1" meta:paragraph-count="9" meta:word-count="241" meta:character-count="1557"/>
  </office:meta>
</office:document-meta>
</file>